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size="48pt" fo:font-weight="bold" style:font-size-asian="48pt" style:font-size-complex="48pt"/>
    </style:style>
    <style:style style:name="P2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text-outline="false" style:text-line-through-style="none" style:font-name="Arial Black" fo:font-size="48pt" fo:font-style="normal" fo:text-shadow="none" style:text-underline-style="none" fo:font-weight="bold" style:font-name-asian="Arial Unicode MS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Abyś mógł wiecznie żyć,</text:span><text:span text:style-name="T1"><text:line-break/></text:span><text:span text:style-name="T1">Bóg pokonał śmierć,</text:span><text:span text:style-name="T1"><text:line-break/></text:span><text:span text:style-name="T1">Byś zbawionym mógł być,</text:span><text:span text:style-name="T1"><text:line-break/></text:span><text:span text:style-name="T1">On ukrzyżował się. </text:span><text:span text:style-name="T1"><text:line-break/></text:span><text:span text:style-name="T1">Abyś nie był już sam,</text:span><text:span text:style-name="T1"><text:line-break/></text:span><text:span text:style-name="T1">Ducha swego dał.</text:span><text:span text:style-name="T1"><text:line-break/></text:span><text:span text:style-name="T1">Abyś złu mówił nie,</text:span><text:span text:style-name="T1"><text:line-break/></text:span><text:span text:style-name="T1">Bogu swemu ta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2">Podnieście głos,</text:span><text:span text:style-name="T2"><text:line-break/></text:span><text:span text:style-name="T2">obudźcie świat,</text:span><text:span text:style-name="T2"><text:line-break/></text:span><text:span text:style-name="T2">bądźcie stróżami poranka. Niechaj Bóg jaśnieje w was bądźcie synami d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2">Abyś niósł światła blask, zbudził cię ze snu. </text:span><text:span text:style-name="T2"><text:line-break/></text:span><text:span text:style-name="T2">Abyś mógł świadkiem być,</text:span><text:span text:style-name="T2"><text:line-break/></text:span><text:span text:style-name="T2">dał ci siłę słów</text:span><text:span text:style-name="T2"><text:line-break/></text:span><text:span text:style-name="T2">Abyś wolnym mógł być, zerwał więzy zła.</text:span><text:span text:style-name="T2"><text:line-break/></text:span><text:span text:style-name="T2">Abyś prawdę mógł nieść,</text:span><text:span text:style-name="T2"><text:line-break/></text:span><text:span text:style-name="T2">On ogniem dotknął warg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reœæ_20_tekstu" style:display-name="Treœæ tekstu" style:family="graphic">
      <style:paragraph-properties fo:margin-top="0cm" fo:margin-bottom="0.88cm" style:text-autospace="none"/>
    </style:style>
    <style:style style:name="Lista" style:family="graphic">
      <style:paragraph-properties fo:margin-top="0cm" fo:margin-bottom="0.88cm" style:text-autospace="none"/>
      <style:text-properties style:font-name-asian="Mangal1"/>
    </style:style>
    <style:style style:name="Podpis" style:family="graphic">
      <style:paragraph-properties fo:margin-top="0.374cm" fo:margin-bottom="0.374cm" style:text-autospace="none"/>
      <style:text-properties fo:font-style="italic" style:font-name-asian="Mangal1" style:font-size-asian="12pt" style:font-style-asian="italic" style:font-style-complex="italic"/>
    </style:style>
    <style:style style:name="Indeks" style:family="graphic">
      <style:paragraph-properties style:text-autospace="none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7T17:12:39</meta:creation-date>
    <dc:date>2016-07-18T22:45:36.065000000</dc:date>
    <dc:language>pl-PL</dc:language>
    <meta:editing-cycles>20</meta:editing-cycles>
    <meta:editing-duration>PT1H35M5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